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</style:style>
    <style:style style:name="gr2" style:family="graphic" style:parent-style-name="objectwithoutfill">
      <style:graphic-properties svg:stroke-width="0.076cm" svg:stroke-color="#000000" draw:fill="none" draw:fill-color="#ffffff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svg:stroke-color="#000000" draw:marker-end="Arrow" draw:marker-end-width="0.381cm" draw:fill="none" draw:fill-color="#ffffff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651cm" svg:x="15.9cm" svg:y="4.639cm">
          <text:p text:style-name="P1">ptr l2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43cm" svg:y1="3.723cm" svg:x2="20.785cm" svg:y2="3.723cm">
          <text:p/>
        </draw:line>
        <draw:frame draw:style-name="gr3" draw:text-style-name="P4" draw:layer="layout" svg:width="2.851cm" svg:height="1.038cm" svg:x="1.281cm" svg:y="4.109cm">
          <draw:text-box>
            <text:p>Memory</text:p>
          </draw:text-box>
        </draw:frame>
        <draw:frame draw:style-name="gr3" draw:text-style-name="P4" draw:layer="layout" svg:width="2.644cm" svg:height="1.038cm" svg:x="1.277cm" svg:y="2.204cm">
          <draw:text-box>
            <text:p>At-view</text:p>
          </draw:text-box>
        </draw:frame>
        <draw:custom-shape draw:style-name="gr1" draw:text-style-name="P2" draw:layer="layout" svg:width="4.445cm" svg:height="1.651cm" svg:x="15.9cm" svg:y="1.183cm">
          <text:p text:style-name="P1">char @ l2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45cm" svg:height="1.651cm" svg:x="10.136cm" svg:y="4.639cm">
          <text:p text:style-name="P1">ptr l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651cm" svg:x="10.136cm" svg:y="1.21cm">
          <text:p text:style-name="P1">ptr l1_1 @ l1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45cm" svg:height="1.651cm" svg:x="4.737cm" svg:y="4.639cm">
          <text:p text:style-name="P1">ptr l1_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651cm" svg:x="4.736cm" svg:y="1.21cm">
          <text:p text:style-name="P1">char @ l1_1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0.465cm" svg:x1="12.358cm" svg:y1="6.29cm" svg:x2="6.959cm" svg:y2="6.29cm" draw:start-shape="id1" draw:start-glue-point="2" draw:end-shape="id2" draw:end-glue-point="2" svg:d="M12358 6290c0 1503-5399 1503-5399 0" svg:viewBox="0 0 5400 1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98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0:12:45.478874068</meta:creation-date>
    <dc:date>2017-03-06T20:35:27.463411992</dc:date>
    <meta:editing-duration>PT22M33S</meta:editing-duration>
    <meta:editing-cycles>21</meta:editing-cycles>
    <meta:generator>LibreOffice/5.2.5.1$Linux_X86_64 LibreOffice_project/20m0$Build-1</meta:generator>
    <meta:document-statistic meta:object-count="10"/>
  </office:meta>
</office:document-meta>
</file>